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4138in"/>
    </style:style>
    <style:style style:name="co2" style:family="table-column">
      <style:table-column-properties fo:break-before="auto" style:column-width="2.479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55269" style:text-align-source="fix" style:repeat-content="false" fo:border="0.74pt solid #000000" style:vertical-align="middle"/>
      <style:paragraph-properties fo:text-align="center" fo:margin-left="0in"/>
      <style:text-properties fo:color="#ffffff"/>
    </style:style>
    <style:style style:name="ce11" style:family="table-cell" style:parent-style-name="Default">
      <style:table-cell-properties fo:background-color="#fa5f5f" style:text-align-source="fix" style:repeat-content="false" fo:border="0.74pt solid #000000" style:vertical-align="middle"/>
      <style:paragraph-properties fo:text-align="center" fo:margin-left="0in"/>
      <style:text-properties fo:color="#000000"/>
    </style:style>
    <style:style style:name="ce12" style:family="table-cell" style:parent-style-name="Default">
      <style:table-cell-properties fo:background-color="#fa5f5f" fo:border="0.74pt solid #000000"/>
      <style:text-properties style:text-outline="false" style:text-line-through-style="none" style:text-line-through-type="none" style:font-name="Liberation Sans" fo:font-style="normal" fo:text-shadow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a5f5f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a5f5f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a5f5f" style:text-align-source="fix" style:repeat-content="false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a5f5f"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355269" style:text-align-source="fix" style:repeat-content="false" fo:border="0.74pt solid #000000" style:vertical-align="middle"/>
      <style:paragraph-properties fo:text-align="center" fo:margin-left="0in"/>
      <style:text-properties fo:color="#ffffff"/>
    </style:style>
    <style:style style:name="ce20" style:family="table-cell" style:parent-style-name="Default">
      <style:table-cell-properties fo:background-color="#fa5f5f" style:text-align-source="fix" style:repeat-content="false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fa5f5f"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fa5f5f" style:text-align-source="fix" style:repeat-content="false" fo:border="0.74pt solid #000000" style:vertical-align="middle"/>
      <style:paragraph-properties fo:text-align="center" fo:margin-left="0in"/>
      <style:text-properties fo:color="#000000"/>
    </style:style>
    <style:style style:name="ce24" style:family="table-cell" style:parent-style-name="Default">
      <style:table-cell-properties fo:background-color="#fa5f5f" fo:border="0.74pt solid #000000"/>
      <style:text-properties style:text-outline="false" style:text-line-through-style="none" style:text-line-through-type="none" style:font-name="Liberation Sans" fo:font-style="normal" fo:text-shadow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a5f5f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a5f5f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T1" style:family="text">
      <style:text-properties style:use-window-font-color="true" loext:opacity="0%" fo:font-size="12pt" fo:language="en" fo:country="US" style:text-underline-style="solid" style:text-underline-width="auto" style:text-underline-color="font-color" style:letter-kerning="true" style:font-size-asian="12pt" style:language-asian="zh" style:country-asian="CN" style:font-name-complex="Lohit Devanagari" style:font-size-complex="12pt" style:language-complex="hi" style:country-complex="IN"/>
    </style:style>
    <style:style style:name="T2" style:family="text">
      <style:text-properties style:use-window-font-color="true" fo:font-size="12pt" style:text-underline-style="solid" style:text-underline-width="auto" style:text-underline-color="font-color" style:letter-kerning="true" fo:language="en" fo:country="US" style:language-asian="zh" style:country-asian="CN" style:language-complex="hi" style:country-complex="IN" style:font-name-complex="Lohit Devanagari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2"/>
        <table:table-column table:style-name="co2" table:default-cell-style-name="ce22"/>
        <table:table-column table:style-name="co3" table:number-columns-repeated="1022" table:default-cell-style-name="ce22"/>
        <table:table-row table:style-name="ro1">
          <table:table-cell table:style-name="ce19" office:value-type="string" calcext:value-type="string" table:number-columns-spanned="2" table:number-rows-spanned="1">
            <text:p>EC2</text:p>
          </table:table-cell>
          <table:covered-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How are Spot Instances billed 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Spot Instances current spot prices x user-defined max spot price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Spot requests (One-time and Persistent Spot requests)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Spot fleet for a set of spot instances and optionally on-demand instances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Spot fleets allow us to automatically request spot instances with the lowest prices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Placement groups (cluster, spread, partition)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Usage of Elastic Network Interfaces for failover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EC2 Hibernate and storing RAM data on encrypted EBS volume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ENI’s are bound to an AZ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1" office:value-type="string" calcext:value-type="string">
            <text:p>AMI creation process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Instance store is ephemeral (dies when instance dies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 table:number-columns-spanned="2" table:number-rows-spanned="1">
            <text:p>EBS</text:p>
          </table:table-cell>
          <table:covered-table-cell table:style-name="ce27"/>
          <table:table-cell table:number-columns-repeated="1022"/>
        </table:table-row>
        <table:table-row table:style-name="ro1">
          <table:table-cell table:style-name="ce23" office:value-type="string" calcext:value-type="string">
            <text:p>Is a network drive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Multi-attach feature available for SAA level exam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Bound to a specific AZ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Delete on termination feature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Root volume Is deleted on termination by default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Any other volumes are not deleted on termination by default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Snapshots can be copied across Azs and regions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EBS Snapshot archive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Recycle bin for EBS Snapsnots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Fast snapshot restore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gp2/gp3 volume type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io1/io2 and io2 block express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st1 volume type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sc1 volume type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Only gp2/gp3 and io1/io2 can be used as boot volume</text:p>
          </table:table-cell>
          <table:table-cell table:style-name="ce27"/>
          <table:table-cell table:number-columns-repeated="1022"/>
        </table:table-row>
        <table:table-row table:style-name="ro2">
          <table:table-cell table:style-name="ce24" office:value-type="string" calcext:value-type="string">
            <text:p>gp2 has the size of the volume and IOPS linked, where gp3 can increase/decrease them <text:span text:style-name="T2">independently</text:span>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Multi-attach for io1/io2 family support a max number of 16 instances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How to create encrypted volume from an unencrypted one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EBS snapshots use IO so they shouldn’t be used when the app is dealing with a lot of traffic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5" office:value-type="string" calcext:value-type="string">
            <text:p>Using EBS Multi-Attach, you can attach the same EBS volume to multiple EC2 instances in the same AZ. Each EC2 instance has full read/write permissions.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5" office:value-type="string" calcext:value-type="string">
            <text:p>Instance store achieves the highest IOPS?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5" office:value-type="string" calcext:value-type="string">
            <text:p>Migrate EBS Volume to another AZ by taking a snapshot and restoring it in another AZ</text:p>
          </table:table-cell>
          <table:table-cell table:style-name="ce27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 table:number-columns-spanned="2" table:number-rows-spanned="1">
            <text:p>EFS</text:p>
          </table:table-cell>
          <table:covered-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Sits inside a security group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Is regional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Scales automatically, no capacity planning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Performance mode: General purpose or Max/IO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Throughput mode: Bursting or provisioned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Linux only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EFS-IA e ONE ZONE IA</text:p>
          </table:table-cell>
          <table:table-cell table:style-name="ce27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 table:number-columns-spanned="2" table:number-rows-spanned="1">
            <text:p>Load balancers</text:p>
          </table:table-cell>
          <table:covered-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ALB: HTTP, HTTPS, WebSocket - 7th layer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NLB: TCP, UDP, TLS - 4th layer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GLW: IP - 3rd layer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NLB has one static IP per AZ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IP’s for ALB, NLB and GLB need to be private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GLB uses the GENEVE protocol on port 6081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Sticky sessions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Application cookies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Custom cookies 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Duration-based cookies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Cross-zone load balancing on x off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CZLB is enabled by default on ALB, no charges for inter-AZ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CZLB is disabled by default on NLB, with charges for inter-AZ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CZLB is disabled by default on GLB, no charges for inter-AZ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SNI - Server Name Indication references the hability of a LB to hold multiple SSL certificates for multiple websites, and to direct the customer based on the hostname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SNI only works for ALB, NLB and CloudFront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Deregistration delay - Time until unhealthy instance dies. It waits for the actual requests to finish, and doesn’t accept new requests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X-Forwarded-For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X-Forwarded-Port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X-Forwarded-Prot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6" office:value-type="string" calcext:value-type="string">
            <text:p>The following cookie names are reserved by the ELB (AWSALB, AWSALBAPP, AWSALBTG).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6" office:value-type="string" calcext:value-type="string">
            <text:p>the NLB supports HTTP health checks as well as TCP and HTTPS</text:p>
          </table:table-cell>
          <table:table-cell table:style-name="ce27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 table:number-columns-spanned="2" table:number-rows-spanned="1">
            <text:p>Auto scaling group</text:p>
          </table:table-cell>
          <table:covered-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Launch template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Min/max/desired number of instances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Scaling polices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Dynamic scaling policies (simple scaling, step scaling, target-tracking scaling)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Predictive scaling policies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Scheduled actions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Scaling cooldowns (ASG doesnt launch new instances if the scaling has been triggered recently)</text:p>
          </table:table-cell>
          <table:table-cell table:style-name="ce27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 table:number-columns-spanned="2" table:number-rows-spanned="1">
            <text:p>RDS</text:p>
          </table:table-cell>
          <table:covered-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You can’t SSH into instances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Point in time restore for backups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Multi-AZ for?</text:p>
          </table:table-cell>
          <table:table-cell table:style-name="ce27" office:value-type="string" calcext:value-type="string">
            <text:p>High availability and disaster recovery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Multi-Region for?</text:p>
          </table:table-cell>
          <table:table-cell table:style-name="ce27" office:value-type="string" calcext:value-type="string">
            <text:p>Disaster recovery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Read-Replicas for?</text:p>
          </table:table-cell>
          <table:table-cell table:style-name="ce27" office:value-type="string" calcext:value-type="string">
            <text:p>Scalability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DB Storage is backed up by EBS gp2 and io1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Storage-auto scaling (remember Maximum Storage Threshold)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Read-Replicas can be promoted for original DB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Read replicas replication is asynchronous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Multi-AZ replication is synchronous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Single AZ to Multi AZ consists in taking a snapshot and restoring it in another AZ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RDS Custom is limited to RDS Oracle and Microsoft SQL Server to allow access to the underlying infrastructure and full admin access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We still pay for stopped RDS database. If we plan to stop for a long time, snapshot &amp; restore is a better strategy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For automated backups, we can retain them for up to 35 days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For manual backups, we can retain them for as long as we want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On-prem to RDS: Store backup to S3 and restore it to an RDS instance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RDS Proxy to decrease DB resource utilization and enforce IAM authentication. RDS Proxy is NOT publicly accessible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RDS can have up to 5 read-replicas</text:p>
          </table:table-cell>
          <table:table-cell table:style-name="ce27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 table:number-columns-spanned="2" table:number-rows-spanned="1">
            <text:p>Aurora</text:p>
          </table:table-cell>
          <table:covered-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Storage automatically grows its storage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One Aurora instance takes write operations (Writer endpoint)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Many Aurora instances take read operations (Reader endpoint)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Writer endpoints and reader endpoints share a storage volume that expands from 10G to 128TB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Reader endpoints have auto-scaling 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Custom endpoints to perform analytics or other operations in specific Aurora instance families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Serverless available with a Proxy Fleet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Aurora Multi-Master: Every node does R/W, for immediate failover of the writer-node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Aurora Cross Region replication takes less than 1sec (Hint from exam to use Global Aurora)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Aurora Machine Learning allows us to leverage ML services for product recommendations and fraud analysis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On-prem to Aurora Cluster: Backup on-prem using Percona XtraBackup, store the file to S3, and restore it to an Aurora Cluster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Aurora Database Cloning</text:p>
          </table:table-cell>
          <table:table-cell table:style-name="ce27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 table:number-columns-spanned="2" table:number-rows-spanned="1">
            <text:p>ElastiCache</text:p>
          </table:table-cell>
          <table:covered-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Cache hit/Cache miss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Use to store user session on cache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Memcached has no replication, no persistance and no backup and restore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ElastiCache does not support IAM auth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Lazy loading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Write through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Session store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Redis Sorted Sets for uniqueness and element ordering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Redis Auth is important!</text:p>
          </table:table-cell>
          <table:table-cell table:style-name="ce27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 table:number-columns-spanned="2" table:number-rows-spanned="1">
            <text:p>Route 53</text:p>
          </table:table-cell>
          <table:covered-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Hosted Zones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DNS Records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Record types: A, AAAA, CNAME, NS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A</text:p>
          </table:table-cell>
          <table:table-cell table:style-name="ce27" office:value-type="string" calcext:value-type="string">
            <text:p>Maps DNS to IPv4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AAAA</text:p>
          </table:table-cell>
          <table:table-cell table:style-name="ce27" office:value-type="string" calcext:value-type="string">
            <text:p>Maps DNS to IPv6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CNAME</text:p>
          </table:table-cell>
          <table:table-cell table:style-name="ce27" office:value-type="string" calcext:value-type="string">
            <text:p>Maps DNS to DNS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NS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TTL - Time that IP info of a DNS record stays cached in the client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CNAME can be used with other DNS provided, like mywebsite.com &gt; alb.aws-east-1.etc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CNAME CANNOT be used for ROOT DOMAIN (hosted zone aka Zone Apex aka chosen fixed DNS)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ALIAS can be used for everything, but we CANT SET THE TTL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ALIAS is always A or AAAA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ALIAS CANNOT BE USED FOR EC2 DNS NAME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Route 53 healthchecks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20" office:value-type="string" calcext:value-type="string">
            <text:p>Route 53 calculated health checks</text:p>
          </table:table-cell>
          <table:table-cell table:style-name="ce27"/>
          <table:table-cell table:number-columns-repeated="1022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1">00/00/0000</text:date>, <text:time style:data-style-name="N2" text:time-value="03:37:00.0178250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0T20:27:28.917430587</meta:creation-date>
    <dc:date>2022-12-21T02:43:34.817649322</dc:date>
    <meta:editing-duration>PT1H44M45S</meta:editing-duration>
    <meta:editing-cycles>11</meta:editing-cycles>
    <meta:generator>LibreOffice/7.3.7.2$Linux_X86_64 LibreOffice_project/30$Build-2</meta:generator>
    <meta:document-statistic meta:table-count="1" meta:cell-count="138" meta:object-count="0"/>
  </office:meta>
</office:document-meta>
</file>